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User story in Google</text:p>
          </draw:text-box>
        </draw:frame>
        <draw:frame draw:style-name="gr1" draw:text-style-name="P3" draw:layer="layout" svg:width="7cm" svg:height="8.783cm" svg:x="1.5cm" svg:y="3.479cm">
          <draw:text-box>
            <text:p text:style-name="P1"><text:span text:style-name="T1">Andrea es: </text:span></text:p>
            <text:p text:style-name="P1"><text:span text:style-name="T2"/></text:p>
            <text:p text:style-name="P2"><text:span text:style-name="T2">Mujer, mayor de 20 años que </text:span><text:span text:style-name="T2">no encuentra trabajo ni tiene </text:span><text:span text:style-name="T2">la formación adecuada </text:span><text:span text:style-name="T2">actualmente para </text:span><text:span text:style-name="T2">presentarse a una oferta en </text:span><text:span text:style-name="T2">la que pudiera estar </text:span><text:span text:style-name="T2">interesada.</text:span></text:p>
            <text:p text:style-name="P1"><text:span text:style-name="T2"/></text:p>
            <text:p text:style-name="P1"><text:span text:style-name="T2">Invierte mucho tiempo en </text:span><text:span text:style-name="T2">redactar curriculum en </text:span><text:span text:style-name="T2">diferentes web de búsqueda </text:span><text:span text:style-name="T2">de empleo y revisar ofertas </text:span><text:span text:style-name="T2">diariamente.</text:span></text:p>
            <text:p text:style-name="P1"><text:span text:style-name="T2"/></text:p>
            <text:p text:style-name="P1"><text:span text:style-name="T2">Gasta mucho tiempo en sus </text:span><text:span text:style-name="T2">redes sociales las cuales no </text:span><text:span text:style-name="T2">llenan su necesidad de </text:span><text:span text:style-name="T2">realizar actividades con </text:span><text:span text:style-name="T2">personas afines a ella.</text:span></text:p>
          </draw:text-box>
        </draw:frame>
        <draw:frame draw:style-name="gr2" draw:text-style-name="P4" draw:layer="layout" svg:width="7.5cm" svg:height="11.627cm" svg:x="10cm" svg:y="3.5cm">
          <draw:text-box>
            <text:p><text:span text:style-name="T1">Andrea quisiera:</text:span></text:p>
            <text:p text:style-name="P1"><text:span text:style-name="T2"/></text:p>
            <text:p text:style-name="P1"><text:span text:style-name="T2">Disponer de un espacio personal para incluir su mejor perfil </text:span><text:span text:style-name="T2">tanto social como laboral y personal.</text:span></text:p>
            <text:p text:style-name="P1"><text:span text:style-name="T2"/></text:p>
            <text:p text:style-name="P2"><text:span text:style-name="T2">Poder abrir su vida a nuevas experiencias, nuevas </text:span><text:span text:style-name="T2">formaciones, nuevas actividades culturales. Un espacio donde </text:span><text:span text:style-name="T2">volcar toda su información de una y poder actualizarla </text:span><text:span text:style-name="T2">constantemente.</text:span></text:p>
            <text:p text:style-name="P1"><text:span text:style-name="T2"/></text:p>
            <text:p text:style-name="P1"><text:span text:style-name="T2">Algo así como un diario y un informe completo juntos de ella </text:span><text:span text:style-name="T2">misma realizado por ella.</text:span></text:p>
            <text:p text:style-name="P1"><text:span text:style-name="T2"/></text:p>
            <text:p text:style-name="P1"><text:span text:style-name="T2">Donde le permitiera crear, actualizar o eliminar perfiles en </text:span><text:span text:style-name="T2">distintas web de contactos, grupos, búsqueda de empleo, sin </text:span><text:span text:style-name="T2">necesidad de volver a rescribir su propio perfil y le ofreciera </text:span><text:span text:style-name="T2">las notificaciones de cada uno de estos sitios</text:span></text:p>
          </draw:text-box>
        </draw:frame>
        <draw:frame draw:style-name="gr3" draw:text-style-name="P4" draw:layer="layout" svg:width="7.5cm" svg:height="8.309cm" svg:x="19cm" svg:y="3.539cm">
          <draw:text-box>
            <text:p><text:span text:style-name="T1">Andrea mejoraría:</text:span></text:p>
            <text:p><text:span text:style-name="T2"/></text:p>
            <text:p><text:span text:style-name="T2">Dispondría de mucho mas </text:span><text:span text:style-name="T2">tiempo, que podría dedicar a </text:span><text:span text:style-name="T2">otras opciones que le </text:span><text:span text:style-name="T2">llenaran mas: formarse, salir </text:span><text:span text:style-name="T2">con nuevos amigos, visitar </text:span><text:span text:style-name="T2">sitios interesantes.</text:span></text:p>
            <text:p><text:span text:style-name="T2"/></text:p>
            <text:p><text:span text:style-name="T2">Tendría la información de </text:span><text:span text:style-name="T2">sus perfiles completamente </text:span><text:span text:style-name="T2">actualizados y en un solo </text:span><text:span text:style-name="T2">vistazo podría tener todas las </text:span><text:span text:style-name="T2">notificaciones importantes de </text:span><text:span text:style-name="T2">los distintos sitios web que </text:span><text:span text:style-name="T2">mantienen su perfil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1:59:21.598219733</meta:creation-date>
    <dc:date>2024-02-12T13:54:57.009794537</dc:date>
    <meta:editing-duration>PT1H55M42S</meta:editing-duration>
    <meta:editing-cycles>1</meta:editing-cycles>
    <meta:document-statistic meta:object-count="27"/>
    <meta:generator>LibreOffice/7.4.7.2$Linux_X86_64 LibreOffice_project/40$Build-2</meta:generator>
  </office:meta>
</office:document-meta>
</file>